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stem-ui" svg:font-family="system-ui, apple-system, BlinkMacSystemFont, 'Segoe UI', Roboto, Oxygen, Ubuntu, Cantarell, 'Droid Sans', 'Helvetica Neue', BlinkMacSystemFont, 'Segoe UI', Roboto, Oxygen, Ubuntu, Cantarell, 'Fira Sans', 'Droid Sans', 'Helvetica Neue', sans-serif"/>
  </office:font-face-decls>
  <office:automatic-styles>
    <style:style style:name="P1" style:family="paragraph" style:parent-style-name="Heading_20_1">
      <style:paragraph-properties fo:margin-top="0cm" fo:margin-bottom="0.291cm" style:contextual-spacing="false" fo:padding="0cm" fo:border="none"/>
      <style:text-properties fo:color="#212338" loext:opacity="100%" style:font-name="system-ui" fo:font-size="27pt" fo:font-weight="bold"/>
    </style:style>
    <style:style style:name="P2" style:family="paragraph" style:parent-style-name="Heading_20_2">
      <style:paragraph-properties fo:margin-top="0.582cm" fo:margin-bottom="0.291cm" style:contextual-spacing="false" fo:padding="0cm" fo:border="none"/>
      <style:text-properties fo:color="#212338" loext:opacity="100%" style:font-name="system-ui" fo:font-size="19.5pt"/>
    </style:style>
    <style:style style:name="P3" style:family="paragraph" style:parent-style-name="Preformatted_20_Text">
      <loext:graphic-properties draw:fill="solid" draw:fill-color="#23241f" draw:opacity="100%"/>
      <style:paragraph-properties fo:margin-top="0.132cm" fo:margin-bottom="0.132cm" style:contextual-spacing="false" fo:line-height="172%" fo:background-color="#23241f" fo:padding-left="0.265cm" fo:padding-right="0cm" fo:padding-top="0.132cm" fo:padding-bottom="0.132cm" fo:border-left="0.06pt solid #e4e5e6" fo:border-right="none" fo:border-top="0.06pt solid #e4e5e6" fo:border-bottom="0.06pt solid #e4e5e6"/>
      <style:text-properties fo:color="#f8f8f2" loext:opacity="100%" style:font-name="Monaco" fo:font-size="9pt"/>
    </style:style>
    <style:style style:name="P4" style:family="paragraph" style:parent-style-name="Preformatted_20_Text">
      <loext:graphic-properties draw:fill="solid" draw:fill-color="#23241f" draw:opacity="100%"/>
      <style:paragraph-properties fo:margin-top="0.132cm" fo:margin-bottom="0.132cm" style:contextual-spacing="false" fo:line-height="172%" fo:background-color="#23241f" fo:padding-left="0.265cm" fo:padding-right="0cm" fo:padding-top="0.132cm" fo:padding-bottom="0.132cm" fo:border-left="0.06pt solid #e4e5e6" fo:border-right="none" fo:border-top="0.06pt solid #e4e5e6" fo:border-bottom="0.06pt solid #e4e5e6"/>
      <style:text-properties fo:color="#f8f8f2" loext:opacity="100%"/>
    </style:style>
    <style:style style:name="P5" style:family="paragraph" style:parent-style-name="Preformatted_20_Text">
      <loext:graphic-properties draw:fill="solid" draw:fill-color="#23241f" draw:opacity="100%"/>
      <style:paragraph-properties fo:margin-top="0.132cm" fo:margin-bottom="0.132cm" style:contextual-spacing="false" fo:line-height="172%" fo:background-color="#23241f" fo:padding-left="0.265cm" fo:padding-right="0cm" fo:padding-top="0.132cm" fo:padding-bottom="0.132cm" fo:border-left="0.06pt solid #e4e5e6" fo:border-right="none" fo:border-top="0.06pt solid #e4e5e6" fo:border-bottom="0.06pt solid #e4e5e6"/>
    </style:style>
    <style:style style:name="P6" style:family="paragraph" style:parent-style-name="Text_20_body">
      <loext:graphic-properties draw:fill="solid" draw:fill-color="#ffffff" draw:opacity="100%"/>
      <style:paragraph-properties fo:margin-top="0cm" fo:margin-bottom="0.265cm" style:contextual-spacing="false" fo:background-color="#ffffff" fo:padding="0cm" fo:border="none"/>
      <style:text-properties fo:color="#212338" loext:opacity="100%" style:font-name="system-ui" fo:font-size="11.25pt" fo:letter-spacing="normal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.265cm" style:contextual-spacing="false" fo:background-color="#ffffff" fo:padding="0cm" fo:border="none"/>
    </style:style>
    <style:style style:name="T1" style:family="text">
      <style:text-properties style:font-name="Monaco" fo:font-size="9pt"/>
    </style:style>
    <style:style style:name="T2" style:family="text">
      <style:text-properties fo:color="#212338" loext:opacity="100%" style:font-name="system-ui" fo:font-size="11.25pt" fo:letter-spacing="normal"/>
    </style:style>
    <style:style style:name="T3" style:family="text">
      <style:text-properties fo:color="#212338" loext:opacity="100%" style:font-name="system-ui" fo:font-size="11.25pt" fo:letter-spacing="normal" fo:font-weight="bold"/>
    </style:style>
    <style:style style:name="T4" style:family="text">
      <style:text-properties fo:color="#212338" loext:opacity="100%" style:font-name="Monaco" fo:font-size="9pt" fo:letter-spacing="normal" fo:background-color="#f0f0f0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Usando variavéis e condicionais</text:h>
      <text:h text:style-name="P2" text:outline-level="2">Docstring e metadados dunder</text:h>
      <text:p text:style-name="P6">Em todo script Python é uma boa prática incluir um comentário de multi linhas logo nas primeiras linhas do script explicando o objetivo do script e provendo documentação para o usuário.</text:p>
      <text:p text:style-name="P3">#!/usr/bin/env python3</text:p>
      <text:p text:style-name="P3">"""Hello World Multi Linguas.</text:p>
      <text:p text:style-name="P5"/>
      <text:p text:style-name="P3">Dependendo da lingua configurada no ambiente o programa exibe a mensagem </text:p>
      <text:p text:style-name="P3">correspondente.</text:p>
      <text:p text:style-name="P5"/>
      <text:p text:style-name="P3">Como usar:</text:p>
      <text:p text:style-name="P5"/>
      <text:p text:style-name="P3">Tenha a variável LANG devidamente configurada ex:</text:p>
      <text:p text:style-name="P5"/>
      <text:p text:style-name="P4"><text:s text:c="4"/><text:span text:style-name="T1">export LANG=pt_BR</text:span></text:p>
      <text:p text:style-name="P5"/>
      <text:p text:style-name="P3">Execução:</text:p>
      <text:p text:style-name="P5"/>
      <text:p text:style-name="P4"><text:s text:c="4"/><text:span text:style-name="T1">python3 hello.py</text:span></text:p>
      <text:p text:style-name="P4"><text:s text:c="4"/><text:span text:style-name="T1">ou</text:span></text:p>
      <text:p text:style-name="P4"><text:s text:c="4"/><text:span text:style-name="T1">./hello.py</text:span></text:p>
      <text:p text:style-name="P3">"""</text:p>
      <text:p text:style-name="P3">__version__ = "0.0.1"</text:p>
      <text:p text:style-name="P3">__author__ = "Bruno Rocha"</text:p>
      <text:p text:style-name="P3">__license__ = "Unlicense"</text:p>
      <text:p text:style-name="P7"><text:soft-page-break/><text:span text:style-name="T2">E além do comentário de documentação, chamado </text:span><text:span text:style-name="Strong_20_Emphasis"><text:span text:style-name="T3">DocString</text:span></text:span><text:span text:style-name="T2"> é também comum a inclusão de variavéis de metadados que inician e terminam com 2 underlines </text:span><text:span text:style-name="Source_20_Text"><text:span text:style-name="T4">__</text:span></text:span><text:span text:style-name="T2"> a palavra que usamos para designar essas variavéis é </text:span><text:span text:style-name="Source_20_Text"><text:span text:style-name="T4">Dunder</text:span></text:span><text:span text:style-name="T2"> portanto, </text:span><text:span text:style-name="Strong_20_Emphasis"><text:span text:style-name="T3">Dunder version</text:span></text:span><text:span text:style-name="T2"> se refere a </text:span><text:span text:style-name="Source_20_Text"><text:span text:style-name="T4">__version__</text:span></text:span><text:span text:style-name="T2">.</text:span></text:p>
      <text:h text:style-name="P2" text:outline-level="2">Variavéis de Ambiente</text:h>
      <text:p text:style-name="P7"><text:span text:style-name="Strong_20_Emphasis"><text:span text:style-name="T3">Ambiente</text:span></text:span><text:span text:style-name="T2"> é o termo que usamos para referir ao local onde o programa é executado, o ambiente em termos gerais é formado por um </text:span><text:span text:style-name="Strong_20_Emphasis"><text:span text:style-name="T3">shell</text:span></text:span><text:span text:style-name="T2"> que em termos bem simplificados pode ser entendido como um local isolado onde o seu programa executa.</text:span></text:p>
      <text:p text:style-name="P7"><text:span text:style-name="T2">Neste </text:span><text:span text:style-name="Strong_20_Emphasis"><text:span text:style-name="T3">ambiente</text:span></text:span><text:span text:style-name="T2"> existem variavéis que servem para configurar o comportamento do próprio ambiente, do sistema e dos programas que rodam.</text:span></text:p>
      <text:p text:style-name="P7"><text:span text:style-name="T2">No linux ao digitar </text:span><text:span text:style-name="Source_20_Text"><text:span text:style-name="T4">env</text:span></text:span><text:span text:style-name="T2"> no terminal você verá uma lista de todas as variáveis do ambiente, ali por exemplo está o nome do usuário em </text:span><text:span text:style-name="Source_20_Text"><text:span text:style-name="T4">USER</text:span></text:span><text:span text:style-name="T2"> e a linguagem em que o sistema operacional está configurado </text:span><text:span text:style-name="Source_20_Text"><text:span text:style-name="T4">LANG</text:span></text:span><text:span text:style-name="T2">.</text:span></text:p>
      <text:p text:style-name="P7"><text:span text:style-name="T2">Podemos dentro do Python acessar essas variáveis de ambiente atráves do módulo </text:span><text:span text:style-name="Source_20_Text"><text:span text:style-name="T4">os</text:span></text:span><text:span text:style-name="T2">.</text:span></text:p>
      <text:p text:style-name="P3">import os</text:p>
      <text:p text:style-name="P5"/>
      <text:p text:style-name="P3">os.environ <text:s/># um dicionário Python contendo as variavéis e seus valores</text:p>
      <text:p text:style-name="P5"/>
      <text:p text:style-name="P3">os.getenv("LANG") <text:s/># função usada para buscar o valor de uma variável especifica.</text:p>
      <text:h text:style-name="P2" text:outline-level="2">Obtendo uma parte de um texto (substring)</text:h>
      <text:p text:style-name="P7"><text:span text:style-name="T2">Em nosso primeiro programa irá ler a variável de ambiente </text:span><text:span text:style-name="Source_20_Text"><text:span text:style-name="T4">LANG</text:span></text:span><text:span text:style-name="T2"> e apartir dela decidir qual mensagem de Hello World imprimir na tela, portanto se for </text:span><text:span text:style-name="Source_20_Text"><text:span text:style-name="T4">pt_BR</text:span></text:span><text:span text:style-name="T2"> imprimimos </text:span><text:span text:style-name="Source_20_Text"><text:span text:style-name="T4">Olá, Mundo!</text:span></text:span><text:span text:style-name="T2"> se for </text:span><text:span text:style-name="Source_20_Text"><text:span text:style-name="T4">it_IT</text:span></text:span><text:span text:style-name="T2"> será </text:span><text:span text:style-name="Source_20_Text"><text:span text:style-name="T4">Ciao, Mondo!</text:span></text:span><text:span text:style-name="T2"> e assim por diante.</text:span></text:p>
      <text:p text:style-name="P7"><text:span text:style-name="T2">O problema é que o comando </text:span><text:span text:style-name="Source_20_Text"><text:span text:style-name="T4">os.getenv("LANG")</text:span></text:span><text:span text:style-name="T2"> vai retornar algo como </text:span><text:span text:style-name="Source_20_Text"><text:span text:style-name="T4">en_US.utf8</text:span></text:span><text:span text:style-name="T2"> e nós queremos apenas a primeira parte antes do </text:span><text:span text:style-name="Source_20_Text"><text:span text:style-name="T4">.</text:span></text:span><text:span text:style-name="T2">, nesse caso queremos </text:span><text:span text:style-name="Source_20_Text"><text:span text:style-name="T4">en_US</text:span></text:span><text:span text:style-name="T2"> ignorando a parte </text:span><text:span text:style-name="Source_20_Text"><text:span text:style-name="T4">.utf8</text:span></text:span><text:span text:style-name="T2"> e existem algumas formas de obter isso em Python.</text:span></text:p>
      <text:p text:style-name="P3"># Variável completa</text:p>
      <text:p text:style-name="P3">&gt;&gt;&gt; os.getenv("LANG")</text:p>
      <text:p text:style-name="P3">'en_US.utf8'</text:p>
      <text:p text:style-name="P5"/>
      <text:p text:style-name="P3"><text:soft-page-break/># Apenas os 5 primeiros caractered</text:p>
      <text:p text:style-name="P3">&gt;&gt;&gt; os.getenv("LANG")[:5]</text:p>
      <text:p text:style-name="P3">'en_US'</text:p>
      <text:p text:style-name="P5"/>
      <text:p text:style-name="P3"># Com um valor default em caso da variável não existir</text:p>
      <text:p text:style-name="P3">&gt;&gt;&gt; os.getenv("LANG", "en_US")[:5]</text:p>
      <text:p text:style-name="P3">'en_US'</text:p>
      <text:p text:style-name="P5"/>
      <text:p text:style-name="P3"># Através do aplit do texto</text:p>
      <text:p text:style-name="P3">&gt;&gt;&gt; os.getenv("LANG", "en_US").split(".")[0]</text:p>
      <text:p text:style-name="P3">'en_US'</text:p>
      <text:p text:style-name="P6">Em nosso programa vamos por enquanto escolher a versão</text:p>
      <text:p text:style-name="P3">&gt;&gt;&gt; os.getenv("LANG", "en_US")[:5]</text:p>
      <text:p text:style-name="P3">'en_US'</text:p>
      <text:p text:style-name="P7"><text:span text:style-name="T2">Iremos explorar o significado de </text:span><text:span text:style-name="Source_20_Text"><text:span text:style-name="T4">[:5]</text:span></text:span><text:span text:style-name="T2"> logo mais quando falarmos de iteração de objetos :)</text:span></text:p>
      <text:p text:style-name="P6">Portanto nosso script agora contém:</text:p>
      <text:p text:style-name="P3">#!/usr/bin/env python3</text:p>
      <text:p text:style-name="P3">"""Hello World Multi Linguas.</text:p>
      <text:p text:style-name="P5"/>
      <text:p text:style-name="P3">Dependendo da lingua configurada no ambiente o programa exibe a mensagem </text:p>
      <text:p text:style-name="P3">correspondente.</text:p>
      <text:p text:style-name="P5"/>
      <text:p text:style-name="P3">Como usar:</text:p>
      <text:p text:style-name="P5"/>
      <text:p text:style-name="P3">Tenha a variável LANG devidamente configurada ex:</text:p>
      <text:p text:style-name="P5"/>
      <text:p text:style-name="P4"><text:s text:c="4"/><text:span text:style-name="T1">export LANG=pt_BR</text:span></text:p>
      <text:p text:style-name="P5"><text:soft-page-break/></text:p>
      <text:p text:style-name="P3">Execução:</text:p>
      <text:p text:style-name="P5"/>
      <text:p text:style-name="P4"><text:s text:c="4"/><text:span text:style-name="T1">python3 hello.py</text:span></text:p>
      <text:p text:style-name="P4"><text:s text:c="4"/><text:span text:style-name="T1">ou</text:span></text:p>
      <text:p text:style-name="P4"><text:s text:c="4"/><text:span text:style-name="T1">./hello.py</text:span></text:p>
      <text:p text:style-name="P3">"""</text:p>
      <text:p text:style-name="P3">__version__ = "0.0.1"</text:p>
      <text:p text:style-name="P3">__author__ = "Bruno Rocha"</text:p>
      <text:p text:style-name="P3">__license__ = "Unlicense"</text:p>
      <text:p text:style-name="P5"/>
      <text:p text:style-name="P3">import os</text:p>
      <text:p text:style-name="P5"/>
      <text:p text:style-name="P3">current_language = os.getenv("LANG", "en_US")[:5]</text:p>
      <text:p text:style-name="P5"/>
      <text:p text:style-name="P3">msg = "Hello, World!"</text:p>
      <text:p text:style-name="P5"/>
      <text:p text:style-name="P3">print(msg)</text:p>
      <text:p text:style-name="P7"><text:span text:style-name="T2">E agora em posse do valor </text:span><text:span text:style-name="Source_20_Text"><text:span text:style-name="T4">current_language</text:span></text:span><text:span text:style-name="T2"> podemos usar as condicionais para decidir qual mensagem iremos exibir na tela :)</text:span></text:p>
      <text:h text:style-name="P2" text:outline-level="2">Condicionais</text:h>
      <text:p text:style-name="P7"><text:span text:style-name="T2">Em nosso programa precisamos usar um valor de uma variável </text:span><text:span text:style-name="Source_20_Text"><text:span text:style-name="T4">current_language</text:span></text:span><text:span text:style-name="T2"> para tomar uma decisão de qual mensagem exibir na tela, decisões que alteram o fluxo de execução do código são chamadas de "Condicionais".</text:span></text:p>
      <text:p text:style-name="P7"><text:span text:style-name="T2">Em Python o statement </text:span><text:span text:style-name="Source_20_Text"><text:span text:style-name="T4">if</text:span></text:span><text:span text:style-name="T2"> é usado para definir um teste e sempre usamos </text:span><text:span text:style-name="Source_20_Text"><text:span text:style-name="T4">if</text:span></text:span><text:span text:style-name="T2"> junto com uma expressão de comparação como por exemplo </text:span><text:span text:style-name="Source_20_Text"><text:span text:style-name="T4">1 &gt; 2</text:span></text:span><text:span text:style-name="T2"> e neste caso teriamos a condicional: </text:span><text:span text:style-name="Source_20_Text"><text:span text:style-name="T4">se 1 for maior que 2 (execute determinada instrução)</text:span></text:span><text:span text:style-name="T2"> traduzindo isso para código seria:</text:span></text:p>
      <text:p text:style-name="P3">if 1 &gt; 2:</text:p>
      <text:p text:style-name="P4"><text:soft-page-break/><text:s text:c="4"/><text:span text:style-name="T1"># faça algo aqui</text:span></text:p>
      <text:p text:style-name="P5"/>
      <text:p text:style-name="P7"><text:span text:style-name="T2">Portanto agora podemos alterar nosso script e adicionar a condicional que irá alterar o valor de </text:span><text:span text:style-name="Source_20_Text"><text:span text:style-name="T4">msg</text:span></text:span><text:span text:style-name="T2"> dependendo da linguagem definida no ambiente.</text:span></text:p>
      <text:p text:style-name="P3">if current_language == "pt_BR":</text:p>
      <text:p text:style-name="P4"><text:s text:c="8"/><text:span text:style-name="T1">msg = "Olá, Mundo!"</text:span></text:p>
      <text:p text:style-name="P3">elif current_language == "it_IT":</text:p>
      <text:p text:style-name="P4"><text:s text:c="8"/><text:span text:style-name="T1">msg = "Ciao, Mondo!"</text:span></text:p>
      <text:p text:style-name="P3">elif current_language == "fr_FR":</text:p>
      <text:p text:style-name="P4"><text:s text:c="8"/><text:span text:style-name="T1">msg = "Bonjour, Monde!"</text:span></text:p>
      <text:p text:style-name="P7"><text:span text:style-name="T2">Repare que usamos </text:span><text:span text:style-name="Source_20_Text"><text:span text:style-name="T4">==</text:span></text:span><text:span text:style-name="T2"> para determinar uma expressão de comparação e usamos </text:span><text:span text:style-name="Source_20_Text"><text:span text:style-name="T4">elif</text:span></text:span><text:span text:style-name="T2"> para adicionar mais condições ao bloco de código.</text:span></text:p>
      <text:p text:style-name="P6">E encaixando isso no script.</text:p>
      <text:p text:style-name="P3">#!/usr/bin/env python3</text:p>
      <text:p text:style-name="P3">"""Hello World Multi Linguas.</text:p>
      <text:p text:style-name="P5"/>
      <text:p text:style-name="P3">Dependendo da lingua configurada no ambiente o programa exibe a mensagem </text:p>
      <text:p text:style-name="P3">correspondente.</text:p>
      <text:p text:style-name="P5"/>
      <text:p text:style-name="P3">Como usar:</text:p>
      <text:p text:style-name="P5"/>
      <text:p text:style-name="P3">Tenha a variável LANG devidamente configurada ex:</text:p>
      <text:p text:style-name="P5"/>
      <text:p text:style-name="P4"><text:s text:c="4"/><text:span text:style-name="T1">export LANG=pt_BR</text:span></text:p>
      <text:p text:style-name="P5"/>
      <text:p text:style-name="P3">Execução:</text:p>
      <text:p text:style-name="P5"/>
      <text:p text:style-name="P4"><text:s text:c="4"/><text:span text:style-name="T1">python3 hello.py</text:span></text:p>
      <text:p text:style-name="P4"><text:soft-page-break/><text:s text:c="4"/><text:span text:style-name="T1">ou</text:span></text:p>
      <text:p text:style-name="P4"><text:s text:c="4"/><text:span text:style-name="T1">./hello.py</text:span></text:p>
      <text:p text:style-name="P3">"""</text:p>
      <text:p text:style-name="P3">__version__ = "0.0.1"</text:p>
      <text:p text:style-name="P3">__author__ = "Bruno Rocha"</text:p>
      <text:p text:style-name="P3">__license__ = "Unlicense"</text:p>
      <text:p text:style-name="P5"/>
      <text:p text:style-name="P3">import os</text:p>
      <text:p text:style-name="P5"/>
      <text:p text:style-name="P3">current_language = os.getenv("LANG", "en_US")[:5]</text:p>
      <text:p text:style-name="P5"/>
      <text:p text:style-name="P3">msg = "Hello, World!"</text:p>
      <text:p text:style-name="P5"/>
      <text:p text:style-name="P5"/>
      <text:p text:style-name="P3"># Aqui aplicamos a condicional</text:p>
      <text:p text:style-name="P5"/>
      <text:p text:style-name="P3">if current_language == "pt_BR":</text:p>
      <text:p text:style-name="P4"><text:s text:c="8"/><text:span text:style-name="T1">msg = "Olá, Mundo!"</text:span></text:p>
      <text:p text:style-name="P3">elif current_language == "it_IT":</text:p>
      <text:p text:style-name="P4"><text:s text:c="8"/><text:span text:style-name="T1">msg = "Ciao, Mondo!"</text:span></text:p>
      <text:p text:style-name="P3">elif current_language == "fr_FR":</text:p>
      <text:p text:style-name="P4"><text:s text:c="8"/><text:span text:style-name="T1">msg = "Bonjour, Monde!"</text:span></text:p>
      <text:p text:style-name="P5"/>
      <text:p text:style-name="P3">print(msg)</text:p>
      <text:p text:style-name="P6">Execute o script no terminal usando</text:p>
      <text:p text:style-name="P3">LANG=it_IT python3 hello.py</text:p>
      <text:p text:style-name="P7"><text:span text:style-name="T2">E experimente substituir o valor de </text:span><text:span text:style-name="Source_20_Text"><text:span text:style-name="T4">LANG</text:span></text:span><text:span text:style-name="T2"> para testar a funcionalidade do script.</text:span></text:p>
      <text:p text:style-name="P6"><text:soft-page-break/>Pode também persistir o valor exportando a variável para o ambiente antes de executar:</text:p>
      <text:p text:style-name="P3">export LANG=fr_FR</text:p>
      <text:p text:style-name="P3">python3 hello.py</text:p>
      <text:h text:style-name="P2" text:outline-level="2">Commit</text:h>
      <text:p text:style-name="P6">Agora que o código está funcionando é importante adicionar ao histórico do git.</text:p>
      <text:p text:style-name="P3"># veja a lista de alterações a serem aplicadas</text:p>
      <text:p text:style-name="P3">git status</text:p>
      <text:p text:style-name="P5"/>
      <text:p text:style-name="P3"># adicione o script</text:p>
      <text:p text:style-name="P3">git add hello.py</text:p>
      <text:p text:style-name="P5"/>
      <text:p text:style-name="P3"># faça o commit</text:p>
      <text:p text:style-name="P3">git commit -m "Implementei o script multi linguas"</text:p>
      <text:p text:style-name="P5"/>
      <text:p text:style-name="P3"># mande para o repositório do Github</text:p>
      <text:p text:style-name="P3">git push</text:p>
      <text:p text:style-name="P6">: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stem-ui" svg:font-family="system-ui, apple-system, BlinkMacSystemFont, 'Segoe UI', Roboto, Oxygen, Ubuntu, Cantarell, 'Droid Sans', 'Helvetica Neue', BlinkMacSystemFont, 'Segoe UI', Roboto, Oxygen, Ubuntu, Cantarell, 'Fira Sans', 'Droid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7:13:47.003807910</meta:creation-date>
    <dc:date>2023-09-10T17:14:13.787600829</dc:date>
    <meta:editing-duration>PT27S</meta:editing-duration>
    <meta:editing-cycles>1</meta:editing-cycles>
    <meta:document-statistic meta:table-count="0" meta:image-count="0" meta:object-count="0" meta:page-count="7" meta:paragraph-count="124" meta:word-count="844" meta:character-count="5436" meta:non-whitespace-character-count="4611"/>
    <meta:generator>LibreOffice/7.3.7.2$Linux_X86_64 LibreOffice_project/30$Build-2</meta:generator>
  </office:meta>
</office:document-meta>
</file>